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1.304cm" style:auto-text-indent="false"/>
      <style:text-properties style:font-name="Nimbus Mono L" fo:font-style="italic" style:font-style-asian="italic" style:font-style-complex="italic"/>
    </style:style>
    <style:style style:name="P3" style:family="paragraph" style:parent-style-name="Standard">
      <style:paragraph-properties fo:margin-left="1.379cm" fo:margin-right="0cm" fo:text-indent="0cm" style:auto-text-indent="false"/>
    </style:style>
    <style:style style:name="P4" style:family="paragraph" style:parent-style-name="Standard">
      <style:paragraph-properties fo:margin-left="1.379cm" fo:margin-right="0cm" fo:text-indent="0cm" style:auto-text-indent="false"/>
      <style:text-properties style:font-name="Nimbus Mono L" fo:font-style="italic" style:font-style-asian="italic" style:font-style-complex="italic"/>
    </style:style>
    <style:style style:name="P5" style:family="paragraph" style:parent-style-name="Standard">
      <style:paragraph-properties fo:margin-left="1.455cm" fo:margin-right="0cm" fo:text-indent="0cm" style:auto-text-indent="false"/>
      <style:text-properties style:font-name="Nimbus Mono L" fo:font-style="italic" style:font-style-asian="italic" style:font-style-complex="italic"/>
    </style:style>
    <style:style style:name="P6" style:family="paragraph" style:parent-style-name="Standard">
      <style:paragraph-properties fo:margin-left="1.399cm" fo:margin-right="0cm" fo:text-indent="0cm" style:auto-text-indent="false"/>
    </style:style>
    <style:style style:name="P7" style:family="paragraph" style:parent-style-name="Standard">
      <style:paragraph-properties fo:margin-left="1.436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1.492cm" fo:margin-right="0cm" fo:text-indent="0cm" style:auto-text-indent="false">
        <style:tab-stops/>
      </style:paragraph-properties>
      <style:text-properties style:font-name="Nimbus Mono L" fo:font-style="italic" style:font-style-asian="italic" style:font-style-complex="italic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0d81ae"/>
    </style:style>
    <style:style style:name="P11" style:family="paragraph" style:parent-style-name="Standard" style:list-style-name="L5">
      <style:paragraph-properties>
        <style:tab-stops/>
      </style:paragraph-properties>
    </style:style>
    <style:style style:name="P12" style:family="paragraph" style:parent-style-name="Standard" style:list-style-name="L1">
      <style:paragraph-properties>
        <style:tab-stops/>
      </style:paragraph-properties>
      <style:text-properties officeooo:paragraph-rsid="000ec18f"/>
    </style:style>
    <style:style style:name="P13" style:family="paragraph" style:parent-style-name="Standard">
      <style:paragraph-properties>
        <style:tab-stops/>
      </style:paragraph-properties>
      <style:text-properties officeooo:paragraph-rsid="000ec18f"/>
    </style:style>
    <style:style style:name="P14" style:family="paragraph" style:parent-style-name="Standard">
      <style:paragraph-properties>
        <style:tab-stops/>
      </style:paragraph-properties>
      <style:text-properties style:font-name="Nimbus Mono L" fo:font-style="italic" officeooo:paragraph-rsid="000ec18f" style:font-style-asian="italic" style:font-style-complex="italic"/>
    </style:style>
    <style:style style:name="P15" style:family="paragraph" style:parent-style-name="Standard" style:list-style-name="L5">
      <style:paragraph-properties>
        <style:tab-stops/>
      </style:paragraph-properties>
      <style:text-properties officeooo:rsid="000b4e10" officeooo:paragraph-rsid="000b4e10"/>
    </style:style>
    <style:style style:name="P16" style:family="paragraph" style:parent-style-name="Standard" style:list-style-name="L5">
      <style:paragraph-properties>
        <style:tab-stops/>
      </style:paragraph-properties>
      <style:text-properties officeooo:rsid="000c8158" officeooo:paragraph-rsid="000c8158"/>
    </style:style>
    <style:style style:name="P17" style:family="paragraph" style:parent-style-name="Standard" style:list-style-name="L1">
      <style:text-properties officeooo:rsid="000d81ae" officeooo:paragraph-rsid="000d81ae"/>
    </style:style>
    <style:style style:name="P18" style:family="paragraph" style:parent-style-name="Standard" style:list-style-name="L1">
      <style:paragraph-properties>
        <style:tab-stops/>
      </style:paragraph-properties>
      <style:text-properties officeooo:rsid="000ec18f" officeooo:paragraph-rsid="000ec18f"/>
    </style:style>
    <style:style style:name="P19" style:family="paragraph" style:parent-style-name="Standard" style:list-style-name="L1">
      <style:paragraph-properties>
        <style:tab-stops/>
      </style:paragraph-properties>
      <style:text-properties style:font-name="Liberation Serif" fo:font-style="normal" officeooo:rsid="000b4e10" officeooo:paragraph-rsid="000ec18f" style:font-style-asian="normal" style:font-style-complex="normal"/>
    </style:style>
    <style:style style:name="P20" style:family="paragraph" style:parent-style-name="Standard">
      <style:paragraph-properties fo:margin-left="0cm" fo:margin-right="0cm" fo:text-indent="1.304cm" style:auto-text-indent="false"/>
      <style:text-properties style:font-name="Nimbus Mono L" fo:font-style="italic" officeooo:paragraph-rsid="000b4e10" style:font-style-asian="italic" style:font-style-complex="italic"/>
    </style:style>
    <style:style style:name="P21" style:family="paragraph" style:parent-style-name="Standard">
      <style:paragraph-properties fo:margin-left="1.492cm" fo:margin-right="0cm" fo:text-indent="0cm" style:auto-text-indent="false">
        <style:tab-stops/>
      </style:paragraph-properties>
      <style:text-properties style:font-name="Nimbus Mono L" fo:font-style="italic" style:font-style-asian="italic" style:font-style-complex="italic"/>
    </style:style>
    <style:style style:name="P22" style:family="paragraph" style:parent-style-name="Standard">
      <style:paragraph-properties fo:margin-left="1.492cm" fo:margin-right="0cm" fo:text-indent="0cm" style:auto-text-indent="false">
        <style:tab-stops/>
      </style:paragraph-properties>
      <style:text-properties style:font-name="Liberation Serif" fo:font-style="normal" officeooo:rsid="000b4e10" officeooo:paragraph-rsid="000b4e10" style:font-style-asian="normal" style:font-style-complex="normal"/>
    </style:style>
    <style:style style:name="P23" style:family="paragraph" style:parent-style-name="Standard">
      <style:paragraph-properties fo:margin-left="1.492cm" fo:margin-right="0cm" fo:text-indent="0cm" style:auto-text-indent="false">
        <style:tab-stops/>
      </style:paragraph-properties>
      <style:text-properties officeooo:paragraph-rsid="000b4e10"/>
    </style:style>
    <style:style style:name="P24" style:family="paragraph" style:parent-style-name="Standard" style:master-page-name="">
      <style:paragraph-properties fo:margin-left="1.3cm" fo:margin-right="0cm" fo:text-indent="0cm" style:auto-text-indent="false" style:page-number="auto" text:number-lines="true" text:line-number="3"/>
      <style:text-properties officeooo:paragraph-rsid="000ec18f"/>
    </style:style>
    <style:style style:name="P25" style:family="paragraph" style:parent-style-name="Standard" style:master-page-name="">
      <style:paragraph-properties fo:margin-left="2cm" fo:margin-right="0cm" fo:text-indent="0cm" style:auto-text-indent="false" style:page-number="auto" text:number-lines="true" text:line-number="3"/>
      <style:text-properties officeooo:paragraph-rsid="000d81ae"/>
    </style:style>
    <style:style style:name="P26" style:family="paragraph" style:parent-style-name="Standard">
      <style:paragraph-properties fo:margin-left="2cm" fo:margin-right="0cm" fo:text-indent="0cm" style:auto-text-indent="false" text:number-lines="true" text:line-number="3"/>
      <style:text-properties style:font-name="Nimbus Mono L" fo:font-style="italic" officeooo:paragraph-rsid="000d81ae" style:font-style-asian="italic" style:font-style-complex="italic"/>
    </style:style>
    <style:style style:name="P27" style:family="paragraph" style:parent-style-name="Standard">
      <style:paragraph-properties fo:margin-left="2cm" fo:margin-right="0cm" fo:text-indent="0cm" style:auto-text-indent="false" text:number-lines="true" text:line-number="3"/>
      <style:text-properties officeooo:paragraph-rsid="000d81ae"/>
    </style:style>
    <style:style style:name="P28" style:family="paragraph" style:parent-style-name="Standard" style:list-style-name="L1">
      <style:paragraph-properties text:number-lines="true" text:line-number="3"/>
      <style:text-properties officeooo:paragraph-rsid="000ec18f"/>
    </style:style>
    <style:style style:name="P29" style:family="paragraph" style:parent-style-name="Standard" style:master-page-name="">
      <style:paragraph-properties fo:margin-left="2.701cm" fo:margin-right="0cm" fo:text-indent="0cm" style:auto-text-indent="false" style:page-number="auto" text:number-lines="true" text:line-number="3">
        <style:tab-stops/>
      </style:paragraph-properties>
      <style:text-properties style:font-name="Liberation Serif" fo:font-style="normal" officeooo:rsid="000b4e10" officeooo:paragraph-rsid="000b4e10" style:font-style-asian="normal" style:font-style-complex="normal"/>
    </style:style>
    <style:style style:name="P30" style:family="paragraph" style:parent-style-name="Standard">
      <style:paragraph-properties fo:margin-left="2.701cm" fo:margin-right="0cm" fo:text-indent="0cm" style:auto-text-indent="false" text:number-lines="true" text:line-number="3">
        <style:tab-stops/>
      </style:paragraph-properties>
      <style:text-properties style:font-name="Liberation Serif" fo:font-style="normal" officeooo:rsid="000b4e10" officeooo:paragraph-rsid="000b4e10" style:font-style-asian="normal" style:font-style-complex="normal"/>
    </style:style>
    <style:style style:name="P31" style:family="paragraph" style:parent-style-name="Standard">
      <style:paragraph-properties fo:margin-left="2.701cm" fo:margin-right="0cm" fo:text-indent="0cm" style:auto-text-indent="false" text:number-lines="true" text:line-number="3">
        <style:tab-stops/>
      </style:paragraph-properties>
      <style:text-properties style:font-name="Nimbus Mono L" fo:font-style="italic" officeooo:paragraph-rsid="000b4e10" style:font-style-asian="italic" style:font-style-complex="italic"/>
    </style:style>
    <style:style style:name="T1" style:family="text">
      <style:text-properties style:font-name="Nimbus Mono L" fo:font-style="italic" style:font-style-asian="italic" style:font-style-complex="italic"/>
    </style:style>
    <style:style style:name="T2" style:family="text">
      <style:text-properties officeooo:rsid="000b4e10"/>
    </style:style>
    <style:style style:name="T3" style:family="text">
      <style:text-properties style:font-name="Liberation Serif" fo:font-style="normal" officeooo:rsid="000b4e10" style:font-style-asian="normal" style:font-style-complex="normal"/>
    </style:style>
    <style:style style:name="T4" style:family="text">
      <style:text-properties officeooo:rsid="000d81ae"/>
    </style:style>
    <style:style style:name="T5" style:family="text">
      <style:text-properties officeooo:rsid="000ec18f"/>
    </style:style>
    <style:style style:name="T6" style:family="text">
      <style:text-properties officeooo:rsid="00110894"/>
    </style:style>
    <style:style style:name="T7" style:family="text">
      <style:text-properties officeooo:rsid="00134c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П</text:span>равила оформления кода</text:p>
      <text:list xml:id="list7233796674210246797" text:style-name="L1">
        <text:list-item>
          <text:p text:style-name="P17">Именование функций и переменных.</text:p>
          <text:list>
            <text:list-item>
              <text:p text:style-name="P17">Имя функции должно быть внятным и характеризующим назначение функции.</text:p>
            </text:list-item>
            <text:list-item>
              <text:p text:style-name="P17">В именах функций и переменных не допускается использование нижнего подчёркивания _ , следует использовать camelCase.</text:p>
            </text:list-item>
            <text:list-item>
              <text:p text:style-name="P17">Имя<text:span text:style-name="T2"> функции даётся её автором. Допускается транслит, англицизмы и их смешение. </text:span></text:p>
            </text:list-item>
            <text:list-item>
              <text:p text:style-name="P10">Также рекомендуется добавить комментарий, описывающий назначение функции <text:span text:style-name="T4">и</text:span> входные параметры. Комментарий оформляется строго таким образом (необходимо для системы автодокументирования):</text:p>
            </text:list-item>
          </text:list>
        </text:list-item>
      </text:list>
      <text:p text:style-name="P25"><text:line-break/><text:span text:style-name="T1">function makeIt(p1,p2) {</text:span></text:p>
      <text:p text:style-name="P26">/**Комментарий*/</text:p>
      <text:p text:style-name="P26"><text:tab/>тело функции</text:p>
      <text:p text:style-name="P26">}</text:p>
      <text:p text:style-name="P27"/>
      <text:list xml:id="list2813380273296" text:continue-numbering="true" text:style-name="L1">
        <text:list-item>
          <text:p text:style-name="P10"><text:span text:style-name="T5">Форматирование кода.</text:span></text:p>
          <text:list>
            <text:list-item>
              <text:p text:style-name="P10">Длина строки — не более 1<text:span text:style-name="T2">28</text:span> символов.</text:p>
            </text:list-item>
            <text:list-item>
              <text:p text:style-name="P9">Разбиение строки<text:line-break/></text:p>
            </text:list-item>
          </text:list>
        </text:list-item>
      </text:list>
      <text:p text:style-name="P2"><text:tab/>str = 'Something' + </text:p>
      <text:p text:style-name="P20"><text:tab/><text:tab/>'Something else';</text:p>
      <text:p text:style-name="P20"/>
      <text:p text:style-name="P24"><text:span text:style-name="T3"><text:tab/>Бинарный оператор ставится на верхней строке — подобно символу переноса в <text:tab/>типографике. </text:span>Строчку <text:span text:style-name="T2">не рекомендуется разбивать по точке . </text:span></text:p>
      <text:list xml:id="list2813117868453" text:continue-numbering="true" text:style-name="L1">
        <text:list-item>
          <text:list>
            <text:list-item>
              <text:p text:style-name="P28">Оформление циклов, условных операторов</text:p>
            </text:list-item>
          </text:list>
        </text:list-item>
      </text:list>
      <text:p text:style-name="P3"><text:line-break/><text:tab/><text:span text:style-name="T1">if (условие) {</text:span></text:p>
      <text:p text:style-name="P4"><text:tab/><text:tab/><text:span text:style-name="T2">оператор;</text:span></text:p>
      <text:p text:style-name="P4"><text:tab/>} else {</text:p>
      <text:p text:style-name="P4"><text:tab/><text:tab/><text:span text:style-name="T2">оператор;</text:span></text:p>
      <text:p text:style-name="P4"><text:tab/>}</text:p>
      <text:p text:style-name="P6"><text:tab/>или</text:p>
      <text:p text:style-name="P5"><text:tab/>if (условие) </text:p>
      <text:p text:style-name="P5"><text:tab/><text:tab/>оператор;</text:p>
      <text:p text:style-name="P5"><text:tab/>else</text:p>
      <text:p text:style-name="P5"><text:tab/><text:tab/>оператор;</text:p>
      <text:p text:style-name="P7"><text:tab/>Аналогично с for и while</text:p>
      <text:p text:style-name="P8"><text:tab/>do {</text:p>
      <text:p text:style-name="P8"><text:tab/><text:tab/>тело цикла</text:p>
      <text:p text:style-name="P8"><text:tab/>} while (условие);</text:p>
      <text:p text:style-name="P22"/>
      <text:p text:style-name="P29">Иначе говоря, достигается компактность кода по высоте.</text:p>
      <text:p text:style-name="P30">Более того, в случае, если высота метода превышает 32 строки, разрешается использование однострочных if и других подобных конструкций:</text:p>
      <text:p text:style-name="P31"><text:span text:style-name="T2">if(a){b();c(d);}</text:span></text:p>
      <text:p text:style-name="P23"><text:tab/><text:span text:style-name="T6">Тем не менее, тернарный оператор предпочтительнее однострочного if.</text:span></text:p>
      <text:list xml:id="list2813013426117" text:continue-numbering="true" text:style-name="L1">
        <text:list-item>
          <text:list>
            <text:list-item>
              <text:p text:style-name="P18">В шаблоне первый отступ не делается:<text:line-break/><text:span text:style-name="T1">(function(){<text:line-break/><text:line-break/>window.vopr.ver='123';<text:line-break/><text:line-break/>})();</text:span></text:p>
            </text:list-item>
          </text:list>
        </text:list-item>
      </text:list>
      <text:p text:style-name="P13"><text:span text:style-name="T1"><text:tab/></text:span></text:p>
      <text:list xml:id="list2814713036419" text:continue-numbering="true" text:style-name="L1">
        <text:list-item>
          <text:p text:style-name="P12"><text:span text:style-name="T5">Важные мелочи</text:span></text:p>
        </text:list-item>
      </text:list>
      <text:list xml:id="list6794050921777778303" text:style-name="L5">
        <text:list-item>
          <text:list>
            <text:list-item>
              <text:p text:style-name="P11">Файл должен заканчиваться пустой строкой.</text:p>
            </text:list-item>
            <text:list-item>
              <text:p text:style-name="P15">Пробелы в коде расставляются по вкусу, <text:span text:style-name="T7">пробелы на конце строки запрещены.</text:span></text:p>
            </text:list-item>
            <text:list-item>
              <text:p text:style-name="P15">Точка с запятой в конце каждой строки обязательна.</text:p>
            </text:list-item>
            <text:list-item>
              <text:p text:style-name="P11">В коде не должно присутствовать отладочного вывода.</text:p>
            </text:list-item>
            <text:list-item>
              <text:p text:style-name="P11">Комментарий должен быть внятным, не должно быть кусков закомменченного кода.</text:p>
            </text:list-item>
            <text:list-item>
              <text:p text:style-name="P16">Не допускается замена буквы Ё на букву Е.</text:p>
            </text:list-item>
            <text:list-item>
              <text:p text:style-name="P16">Отступы — табами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true" text:line-number="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9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1:44:42</meta:creation-date>
    <dc:date>2014-07-09T00:28:12.550655024</dc:date>
    <meta:editing-duration>PT20H15M22S</meta:editing-duration>
    <meta:editing-cycles>9</meta:editing-cycles>
    <meta:generator>LibreOffice/4.2.4.2$Linux_x86 LibreOffice_project/420m0$Build-2</meta:generator>
    <meta:document-statistic meta:table-count="0" meta:image-count="0" meta:object-count="0" meta:page-count="1" meta:paragraph-count="45" meta:word-count="247" meta:character-count="1752" meta:non-whitespace-character-count="1528"/>
  </office:meta>
</office:document-meta>
</file>